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Mamadou">
            <text:p>Mamadou</text:p>
          </table:table-cell>
          <table:table-cell office:value-type="string" office:value="BENGALY">
            <text:p>BENGALY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Adama">
            <text:p>Adama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Moussa">
            <text:p>Moussa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Fatoumata Pinda">
            <text:p>Fatoumata Pind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Oumar">
            <text:p>Oumar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Mahamadou">
            <text:p>Mahamad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Massika">
            <text:p>Massika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Moussa">
            <text:p>Moussa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mamou">
            <text:p>mam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Binta">
            <text:p>Binta</text:p>
          </table:table-cell>
          <table:table-cell office:value-type="string" office:value="DIA">
            <text:p>DIA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Bourama">
            <text:p>Bourama</text:p>
          </table:table-cell>
          <table:table-cell office:value-type="string" office:value="DIABATE">
            <text:p>DIABATE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Touman">
            <text:p>Touman</text:p>
          </table:table-cell>
          <table:table-cell office:value-type="string" office:value="DIABATE">
            <text:p>DIABATE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Kadidiatou">
            <text:p>Kadidiatou</text:p>
          </table:table-cell>
          <table:table-cell office:value-type="string" office:value="DIAKITE">
            <text:p>DIAKITE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Naba">
            <text:p>Naba</text:p>
          </table:table-cell>
          <table:table-cell office:value-type="string" office:value="DIALLO">
            <text:p>DIALLO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Bakoroba">
            <text:p>Bakorob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Ayouba">
            <text:p>Ayouba</text:p>
          </table:table-cell>
          <table:table-cell office:value-type="string" office:value="DJELICOUMAGA">
            <text:p>DJELICOUMAGA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Mariam">
            <text:p>Mariam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Abdoul Aziz">
            <text:p>Abdoul Aziz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Seydou">
            <text:p>Seydou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Fatoumata">
            <text:p>Fatoumata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Mamadoure">
            <text:p>Mamadoure</text:p>
          </table:table-cell>
          <table:table-cell office:value-type="string" office:value="Djigue">
            <text:p>Djigue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Djelika">
            <text:p>Djelik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Aboubacar B">
            <text:p>Aboubacar B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Djénèba">
            <text:p>Djénèba</text:p>
          </table:table-cell>
          <table:table-cell office:value-type="string" office:value="FANE">
            <text:p>FANE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Seydou">
            <text:p>Seydou</text:p>
          </table:table-cell>
          <table:table-cell office:value-type="string" office:value="Fané">
            <text:p>Fané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Korotoumou">
            <text:p>Korotoumou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Kadia">
            <text:p>Kadia</text:p>
          </table:table-cell>
          <table:table-cell office:value-type="string" office:value="Karambé">
            <text:p>Karambé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Hawa">
            <text:p>Hawa</text:p>
          </table:table-cell>
          <table:table-cell office:value-type="string" office:value="KASSAMBARA">
            <text:p>KASSAMBARA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Wandé">
            <text:p>Wandé</text:p>
          </table:table-cell>
          <table:table-cell office:value-type="string" office:value="KEBE">
            <text:p>KEBE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Aly">
            <text:p>Aly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Kadidiatou">
            <text:p>Kadidiatou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Mohamed Tiémoko">
            <text:p>Mohamed Tiémoko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Souleymane">
            <text:p>Souleymane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Mouctar">
            <text:p>Mouctar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Ibrahima">
            <text:p>Ibrahima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Cheick Hamala">
            <text:p>Cheick Hamala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Sidy">
            <text:p>Sidy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Sikadjè">
            <text:p>Sikadjè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Ramatou">
            <text:p>Ramatou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Souleymane">
            <text:p>Souleymane</text:p>
          </table:table-cell>
          <table:table-cell office:value-type="string" office:value="NIANG">
            <text:p>NIANG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Aminata">
            <text:p>Aminata</text:p>
          </table:table-cell>
          <table:table-cell office:value-type="string" office:value="Sam">
            <text:p>Sam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Sanata">
            <text:p>Sanata</text:p>
          </table:table-cell>
          <table:table-cell office:value-type="string" office:value="SANGARE">
            <text:p>SANGARE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Aïssata">
            <text:p>Aïssata</text:p>
          </table:table-cell>
          <table:table-cell office:value-type="string" office:value="SANGHO">
            <text:p>SANGHO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Drissa">
            <text:p>Drissa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45">
            <text:p>45</text:p>
          </table:table-cell>
          <table:table-cell office:value-type="string" office:value="Rokia">
            <text:p>Rokia</text:p>
          </table:table-cell>
          <table:table-cell office:value-type="string" office:value="SIDIBE">
            <text:p>SIDIBE</text:p>
          </table:table-cell>
        </table:table-row>
        <table:table-row>
          <table:table-cell office:value-type="string" office:value="46">
            <text:p>46</text:p>
          </table:table-cell>
          <table:table-cell office:value-type="string" office:value="Dango">
            <text:p>Dango</text:p>
          </table:table-cell>
          <table:table-cell office:value-type="string" office:value="SOUMOUNOU">
            <text:p>SOUMOUNOU</text:p>
          </table:table-cell>
        </table:table-row>
        <table:table-row>
          <table:table-cell office:value-type="string" office:value="47">
            <text:p>47</text:p>
          </table:table-cell>
          <table:table-cell office:value-type="string" office:value="Mody">
            <text:p>Mody</text:p>
          </table:table-cell>
          <table:table-cell office:value-type="string" office:value="SYLLA">
            <text:p>SYLLA</text:p>
          </table:table-cell>
        </table:table-row>
        <table:table-row>
          <table:table-cell office:value-type="string" office:value="48">
            <text:p>48</text:p>
          </table:table-cell>
          <table:table-cell office:value-type="string" office:value="Niagni">
            <text:p>Niagni</text:p>
          </table:table-cell>
          <table:table-cell office:value-type="string" office:value="Tangara">
            <text:p>Tangara</text:p>
          </table:table-cell>
        </table:table-row>
        <table:table-row>
          <table:table-cell office:value-type="string" office:value="49">
            <text:p>49</text:p>
          </table:table-cell>
          <table:table-cell office:value-type="string" office:value="Labasso">
            <text:p>Labasso</text:p>
          </table:table-cell>
          <table:table-cell office:value-type="string" office:value="THIERO">
            <text:p>THIERO</text:p>
          </table:table-cell>
        </table:table-row>
        <table:table-row>
          <table:table-cell office:value-type="string" office:value="50">
            <text:p>50</text:p>
          </table:table-cell>
          <table:table-cell office:value-type="string" office:value="Oumar">
            <text:p>Oumar</text:p>
          </table:table-cell>
          <table:table-cell office:value-type="string" office:value="Tienta">
            <text:p>Tienta</text:p>
          </table:table-cell>
        </table:table-row>
        <table:table-row>
          <table:table-cell office:value-type="string" office:value="51">
            <text:p>51</text:p>
          </table:table-cell>
          <table:table-cell office:value-type="string" office:value="Mamadou">
            <text:p>Mamadou</text:p>
          </table:table-cell>
          <table:table-cell office:value-type="string" office:value="TOGO">
            <text:p>TOGO</text:p>
          </table:table-cell>
        </table:table-row>
        <table:table-row>
          <table:table-cell office:value-type="string" office:value="52">
            <text:p>52</text:p>
          </table:table-cell>
          <table:table-cell office:value-type="string" office:value="Djénèba">
            <text:p>Djénèba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53">
            <text:p>53</text:p>
          </table:table-cell>
          <table:table-cell office:value-type="string" office:value="Awa">
            <text:p>Aw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54">
            <text:p>54</text:p>
          </table:table-cell>
          <table:table-cell office:value-type="string" office:value="Aminata">
            <text:p>Aminat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55">
            <text:p>55</text:p>
          </table:table-cell>
          <table:table-cell office:value-type="string" office:value="Souleymane">
            <text:p>Souleyma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6">
            <text:p>56</text:p>
          </table:table-cell>
          <table:table-cell office:value-type="string" office:value="Minimba">
            <text:p>Minimb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7">
            <text:p>57</text:p>
          </table:table-cell>
          <table:table-cell office:value-type="string" office:value="Alou">
            <text:p>Al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8">
            <text:p>58</text:p>
          </table:table-cell>
          <table:table-cell office:value-type="string" office:value="Oumou">
            <text:p>Oum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9">
            <text:p>59</text:p>
          </table:table-cell>
          <table:table-cell office:value-type="string" office:value="Abdoulaye">
            <text:p>Abdoulay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60">
            <text:p>60</text:p>
          </table:table-cell>
          <table:table-cell office:value-type="string" office:value="Oumar">
            <text:p>Oumar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61">
            <text:p>61</text:p>
          </table:table-cell>
          <table:table-cell office:value-type="string" office:value="Sidi Harouna">
            <text:p>Sidi Harouna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62">
            <text:p>62</text:p>
          </table:table-cell>
          <table:table-cell office:value-type="string" office:value="Harouna">
            <text:p>Harouna</text:p>
          </table:table-cell>
          <table:table-cell office:value-type="string" office:value="YEBEDJE">
            <text:p>YEBEDJ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meta>
    <meta:generator>ODFPY/1.4.1</meta:generator>
  </office:meta>
</office:document-meta>
</file>